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0903in" table:align="center"/>
    </style:style>
    <style:style style:name="Table5.A" style:family="table-column">
      <style:table-column-properties style:column-width="0.6118in"/>
    </style:style>
    <style:style style:name="Table5.B" style:family="table-column">
      <style:table-column-properties style:column-width="1.7514in"/>
    </style:style>
    <style:style style:name="Table5.C" style:family="table-column">
      <style:table-column-properties style:column-width="0.6493in"/>
    </style:style>
    <style:style style:name="Table5.D" style:family="table-column">
      <style:table-column-properties style:column-width="1.6493in"/>
    </style:style>
    <style:style style:name="Table5.E" style:family="table-column">
      <style:table-column-properties style:column-width="0.6861in"/>
    </style:style>
    <style:style style:name="Table5.F" style:family="table-column">
      <style:table-column-properties style:column-width="1.7424in"/>
    </style:style>
    <style:style style:name="Table5.1" style:family="table-row">
      <style:table-row-properties style:min-row-height="0.1576in"/>
    </style:style>
    <style:style style:name="Table5.A1" style:family="table-cell">
      <style:table-cell-properties style:vertical-align="" fo:padding="0in" fo:border="none" style:writing-mode="page"/>
    </style:style>
    <style:style style:name="Table5.A4" style:family="table-cell">
      <style:table-cell-properties style:vertical-align="" fo:padding="0in" fo:border-left="none" fo:border-right="none" fo:border-top="none" fo:border-bottom="1pt solid #760029" style:writing-mode="page"/>
    </style:style>
    <style:style style:name="Table1" style:family="table">
      <style:table-properties style:width="7.0903in" fo:margin-top="0in" fo:margin-bottom="0.0785in" table:align="center"/>
    </style:style>
    <style:style style:name="Table1.A" style:family="table-column">
      <style:table-column-properties style:column-width="0.6229in"/>
    </style:style>
    <style:style style:name="Table1.B" style:family="table-column">
      <style:table-column-properties style:column-width="1.741in"/>
    </style:style>
    <style:style style:name="Table1.C" style:family="table-column">
      <style:table-column-properties style:column-width="0.6292in"/>
    </style:style>
    <style:style style:name="Table1.D" style:family="table-column">
      <style:table-column-properties style:column-width="1.668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1.7396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fo:padding-left="0in" fo:padding-right="0in" fo:padding-top="0.0194in" fo:padding-bottom="0.0194in" fo:border="none"/>
    </style:style>
    <style:style style:name="Table1.A6" style:family="table-cell">
      <style:table-cell-properties fo:padding-left="0in" fo:padding-right="0in" fo:padding-top="0.0194in" fo:padding-bottom="0.0194in" fo:border-left="none" fo:border-right="none" fo:border-top="none" fo:border-bottom="1pt solid #760029"/>
    </style:style>
    <style:style style:name="Table2" style:family="table">
      <style:table-properties style:width="7.0875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3.4903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8729in"/>
    </style:style>
    <style:style style:name="Table2.E" style:family="table-column">
      <style:table-column-properties style:column-width="1.1236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C1" style:family="table-cell">
      <style:table-cell-properties style:vertical-align="middle"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="none">
        <style:background-image/>
      </style:table-cell-properties>
    </style:style>
    <style:style style:name="Table2.B2" style:family="table-cell">
      <style:table-cell-properties fo:background-color="transparent" fo:padding="0in" fo:border="none">
        <style:background-image/>
      </style:table-cell-properties>
    </style:style>
    <style:style style:name="Table2.C2" style:family="table-cell">
      <style:table-cell-properties fo:background-color="transparent" fo:padding="0in" fo:border="none">
        <style:background-image/>
      </style:table-cell-properties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background-color="transparent" fo:padding-left="0in" fo:padding-right="0in" fo:padding-top="0in" fo:padding-bottom="0.0201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8" style:family="table">
      <style:table-properties style:width="2.9479in" table:align="right"/>
    </style:style>
    <style:style style:name="Table8.A" style:family="table-column">
      <style:table-column-properties style:column-width="1.3104in"/>
    </style:style>
    <style:style style:name="Table8.B" style:family="table-column">
      <style:table-column-properties style:column-width="1.6375in"/>
    </style:style>
    <style:style style:name="Table8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8.7" style:family="table-row">
      <style:table-row-properties style:min-row-height="0.2174in"/>
    </style:style>
    <style:style style:name="Table8.8" style:family="table-row">
      <style:table-row-properties style:min-row-height="0.0604in"/>
    </style:style>
    <style:style style:name="Table8.A8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Table6" style:family="table">
      <style:table-properties style:width="7.0299in" table:align="left"/>
    </style:style>
    <style:style style:name="Table6.A" style:family="table-column">
      <style:table-column-properties style:column-width="7.0299in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bd9048" style:font-size-asian="5.25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d90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d9048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bbbb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bc4506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86f571" officeooo:paragraph-rsid="00be5c76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86f571" officeooo:paragraph-rsid="00be5c76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8pt" fo:font-style="normal" fo:font-weight="normal" officeooo:rsid="005f8299" officeooo:paragraph-rsid="0099bcbb" style:font-size-asian="7pt" style:font-style-asian="normal" style:font-weight-asian="normal" style:font-size-complex="8pt"/>
    </style:style>
    <style:style style:name="P10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8pt" fo:font-style="normal" fo:font-weight="normal" officeooo:rsid="005f8299" officeooo:paragraph-rsid="0099bcbb" style:font-size-asian="7pt" style:font-style-asian="normal" style:font-weight-asian="normal" style:font-size-complex="8pt"/>
    </style:style>
    <style:style style:name="P11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d3e9a2" officeooo:paragraph-rsid="00d3e9a2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fo:color="#760029" loext:opacity="100%" style:font-name="Helvetica1" fo:font-size="9pt" fo:language="zxx" fo:country="none" fo:font-weight="bold" officeooo:rsid="0086f571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760029" loext:opacity="100%" style:font-name="Helvetica1" fo:font-size="9pt" fo:language="zxx" fo:country="none" fo:font-weight="bold" officeooo:rsid="0086f571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Helvetica" fo:font-size="8pt" officeooo:paragraph-rsid="00a3dbf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fo:color="#666666" loext:opacity="100%"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666666" loext:opacity="100%"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666666" loext:opacity="100%" style:font-name="Helvetica1" fo:font-size="8pt" officeooo:rsid="00d1f67b" officeooo:paragraph-rsid="00c557a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666666" loext:opacity="100%"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fo:color="#666666" loext:opacity="100%"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fo:color="#666666" loext:opacity="100%"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fo:color="#666666" loext:opacity="100%"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666666" loext:opacity="100%" style:font-name="Helvetica1" fo:font-size="7.5pt" officeooo:rsid="00d1f67b" officeooo:paragraph-rsid="00c4c2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666666" loext:opacity="100%" style:font-name="Helvetica1" fo:font-size="7.5pt" officeooo:rsid="00d1f67b" officeooo:paragraph-rsid="00d1625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be5c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c16b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/>
      <style:text-properties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/>
      <style:text-properties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/>
      <style:text-properties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style:font-name="Helvetica1"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style:font-name="Helvetica1" fo:font-size="8pt" officeooo:paragraph-rsid="00b6722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style:font-name="Helvetica1" fo:font-size="8pt" officeooo:paragraph-rsid="00b4fc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style:font-name="Helvetica1" fo:font-size="8pt" fo:language="zxx" fo:country="none" officeooo:rsid="0086f571" officeooo:paragraph-rsid="0099ffab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Helvetica1" fo:font-size="8pt" fo:language="zxx" fo:country="none" officeooo:rsid="0086f571" officeooo:paragraph-rsid="00c16bf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Helvetica1" fo:font-size="7.5pt" style:font-size-asian="7.5pt" style:font-size-complex="7.5pt"/>
    </style:style>
    <style:style style:name="P45" style:family="paragraph" style:parent-style-name="Table_20_Contents">
      <style:text-properties style:font-name="Helvetica1" fo:font-size="7.5pt" officeooo:paragraph-rsid="00a17fa9" style:font-size-asian="7.5pt" style:font-size-complex="7.5pt"/>
    </style:style>
    <style:style style:name="P46" style:family="paragraph" style:parent-style-name="Table_20_Contents">
      <style:text-properties style:font-name="Helvetica1" fo:font-size="7.5pt" officeooo:paragraph-rsid="005c11d8" style:font-size-asian="7.5pt" style:font-size-complex="7.5pt"/>
    </style:style>
    <style:style style:name="P47" style:family="paragraph" style:parent-style-name="Table_20_Contents">
      <style:text-properties style:font-name="Helvetica1" fo:font-size="7.5pt" officeooo:paragraph-rsid="0066e164" style:font-size-asian="7.5pt" style:font-size-complex="7.5pt"/>
    </style:style>
    <style:style style:name="P48" style:family="paragraph" style:parent-style-name="Table_20_Contents">
      <style:text-properties style:font-name="Helvetica1" fo:font-size="7.5pt" officeooo:paragraph-rsid="0099bcbb" style:font-size-asian="7.5pt" style:font-size-complex="7.5pt"/>
    </style:style>
    <style:style style:name="P49" style:family="paragraph" style:parent-style-name="Table_20_Contents">
      <style:text-properties style:font-name="Helvetica1" fo:font-size="7.5pt" officeooo:paragraph-rsid="006b361f" style:font-size-asian="7.5pt" style:font-size-complex="7.5pt"/>
    </style:style>
    <style:style style:name="P50" style:family="paragraph" style:parent-style-name="Table_20_Contents">
      <style:text-properties style:font-name="Helvetica1" fo:font-size="7.5pt" officeooo:paragraph-rsid="007aae21" style:font-size-asian="7.5pt" style:font-size-complex="7.5pt"/>
    </style:style>
    <style:style style:name="P51" style:family="paragraph" style:parent-style-name="Table_20_Contents">
      <style:text-properties style:font-name="Helvetica1" fo:font-size="7.5pt" officeooo:paragraph-rsid="00b6722c" style:font-size-asian="7.5pt" style:font-size-complex="7.5pt"/>
    </style:style>
    <style:style style:name="P52" style:family="paragraph" style:parent-style-name="Table_20_Contents">
      <style:text-properties style:font-name="Helvetica1" fo:font-size="7.5pt" officeooo:paragraph-rsid="00c4c289" style:font-size-asian="7.5pt" style:font-size-complex="7.5pt"/>
    </style:style>
    <style:style style:name="P53" style:family="paragraph" style:parent-style-name="Table_20_Contents">
      <style:text-properties style:font-name="Helvetica1" fo:font-size="7.5pt" officeooo:paragraph-rsid="00d1625d" style:font-size-asian="7.5pt" style:font-size-complex="7.5pt"/>
    </style:style>
    <style:style style:name="P54" style:family="paragraph" style:parent-style-name="Table_20_Contents">
      <style:paragraph-properties fo:text-align="start" style:justify-single-word="false"/>
      <style:text-properties style:font-name="Helvetica1" fo:font-size="7.5pt" officeooo:paragraph-rsid="00b93321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style:font-name="Helvetica1" fo:font-size="7.5pt" fo:font-weight="bold" officeooo:paragraph-rsid="005c11d8" style:font-size-asian="7.5pt" style:font-weight-asian="bold" style:font-size-complex="7.5pt" style:font-weight-complex="bold"/>
    </style:style>
    <style:style style:name="P56" style:family="paragraph" style:parent-style-name="Table_20_Contents">
      <style:text-properties fo:color="#3b3838" loext:opacity="100%" style:font-name="Helvetica1" fo:font-size="7.5pt" fo:font-weight="bold" officeooo:paragraph-rsid="0099bcbb" style:font-size-asian="7.5pt" style:font-weight-asian="bold" style:font-size-complex="7.5pt" style:font-weight-complex="bold"/>
    </style:style>
    <style:style style:name="P57" style:family="paragraph" style:parent-style-name="Table_20_Contents">
      <style:text-properties fo:color="#3b3838" loext:opacity="100%" style:font-name="Helvetica1" fo:font-size="7.5pt" fo:font-weight="bold" officeooo:rsid="006e6355" officeooo:paragraph-rsid="0099bcbb" style:font-size-asian="7.5pt" style:font-weight-asian="bold" style:font-size-complex="7.5pt" style:font-weight-complex="bold"/>
    </style:style>
    <style:style style:name="P58" style:family="paragraph" style:parent-style-name="Table_20_Contents">
      <style:text-properties fo:color="#3b3838" loext:opacity="100%" style:font-name="Helvetica1" fo:font-size="7.5pt" fo:font-weight="bold" officeooo:paragraph-rsid="00a17fa9" style:font-size-asian="7.5pt" style:font-weight-asian="bold" style:font-size-complex="7.5pt" style:font-weight-complex="bold"/>
    </style:style>
    <style:style style:name="P59" style:family="paragraph" style:parent-style-name="Table_20_Contents">
      <style:text-properties fo:color="#3b3838" loext:opacity="100%" style:font-name="Helvetica1" fo:font-size="7.5pt" fo:font-weight="bold" officeooo:rsid="0066e164" officeooo:paragraph-rsid="00a17fa9" style:font-size-asian="7.5pt" style:font-weight-asian="bold" style:font-size-complex="7.5pt" style:font-weight-complex="bold"/>
    </style:style>
    <style:style style:name="P60" style:family="paragraph" style:parent-style-name="Table_20_Contents">
      <style:text-properties fo:color="#3b3838" loext:opacity="100%" style:font-name="Helvetica1" fo:font-size="7.5pt" fo:font-weight="bold" officeooo:rsid="00b6722c" officeooo:paragraph-rsid="00b6722c" style:font-size-asian="7.5pt" style:font-weight-asian="bold" style:font-size-complex="7.5pt" style:font-weight-complex="bold"/>
    </style:style>
    <style:style style:name="P61" style:family="paragraph" style:parent-style-name="Table_20_Contents">
      <style:text-properties fo:color="#3b3838" loext:opacity="100%" style:font-name="Helvetica1" fo:font-size="7.5pt" fo:font-weight="bold" officeooo:paragraph-rsid="00b6722c" style:font-size-asian="7.5pt" style:font-weight-asian="bold" style:font-size-complex="7.5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86f571" officeooo:paragraph-rsid="00c16bf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be5c7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margin-left="0in" fo:margin-right="0.0591in" fo:margin-top="0.0299in" fo:margin-bottom="0.0417in" style:contextual-spacing="false" fo:text-align="start" style:justify-single-word="false" fo:text-indent="0in" style:auto-text-indent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be5c7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7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fo:color="#3b3838" loext:opacity="100%" fo:font-size="8pt" fo:font-weight="bold" officeooo:rsid="005f8299" officeooo:paragraph-rsid="00a5daab" style:font-size-asian="8pt" style:font-weight-asian="bold" style:font-size-complex="8pt" style:font-weight-complex="bold"/>
    </style:style>
    <style:style style:name="P68" style:family="paragraph" style:parent-style-name="Standard">
      <style:text-properties officeooo:paragraph-rsid="00aeef82"/>
    </style:style>
    <style:style style:name="P69" style:family="paragraph" style:parent-style-name="Standard">
      <style:text-properties fo:font-size="8pt" officeooo:paragraph-rsid="00a17fa9" style:font-size-asian="7pt" style:font-size-complex="8pt"/>
    </style:style>
    <style:style style:name="T1" style:family="text">
      <style:text-properties style:font-name="Helvetica1" fo:font-style="normal" style:font-style-asian="normal"/>
    </style:style>
    <style:style style:name="T2" style:family="text">
      <style:text-properties style:font-name="Helvetica1" fo:font-style="normal" officeooo:rsid="009510b7" style:font-style-asian="normal"/>
    </style:style>
    <style:style style:name="T3" style:family="text">
      <style:text-properties officeooo:rsid="00bc4506"/>
    </style:style>
    <style:style style:name="T4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/>
    </style:style>
    <style:style style:name="T5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 officeooo:rsid="00509c8a"/>
    </style:style>
    <style:style style:name="T6" style:family="text">
      <style:text-properties style:font-name="Helvetica"/>
    </style:style>
    <style:style style:name="T7" style:family="text">
      <style:text-properties style:font-name="Helvetica" officeooo:rsid="00509c8a"/>
    </style:style>
    <style:style style:name="T8" style:family="text">
      <style:text-properties fo:color="#666666" loext:opacity="100%" officeooo:rsid="00d1f67b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d7c629"/>
    </style:style>
    <style:style style:name="T10" style:family="text">
      <style:text-properties officeooo:rsid="00dafd4d"/>
    </style:style>
    <style:style style:name="fr1" style:family="graphic" style:parent-style-name="Frame">
      <style:graphic-properties style:run-through="foreground" style:vertical-pos="bottom" style:vertical-rel="page-content" style:horizontal-pos="from-left" style:horizontal-rel="paragraph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vertical-pos="from-top" style:vertical-rel="paragraph" style:horizontal-pos="right" style:horizontal-rel="paragraph-end-margin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3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0">From:</text:p>
          </table:table-cell>
          <table:table-cell table:style-name="Table5.A1" office:value-type="string">
            <text:p text:style-name="P55"><text:placeholder text:placeholder-type="text">&lt;$Issuer.Name&gt;</text:placeholder></text:p>
          </table:table-cell>
          <table:table-cell table:style-name="Table5.A1" office:value-type="string">
            <text:p text:style-name="P58">Bank:</text:p>
          </table:table-cell>
          <table:table-cell table:style-name="Table5.A1" office:value-type="string">
            <text:p text:style-name="P46"><text:placeholder text:placeholder-type="text">&lt;$Issuer.Bank&gt;</text:placeholder></text:p>
          </table:table-cell>
          <table:table-cell table:style-name="Table5.A1" office:value-type="string">
            <text:p text:style-name="P58">Email:</text:p>
          </table:table-cell>
          <table:table-cell table:style-name="Table5.A1" office:value-type="string">
            <text:p text:style-name="P46"><text:placeholder text:placeholder-type="text">&lt;$Issuer.Email&gt;</text:placeholder>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37"><text:placeholder text:placeholder-type="text">&lt;@for line Issuer.Address&gt;</text:placeholder></text:p>
            <text:p text:style-name="P35"><text:placeholder text:placeholder-type="text">&lt;$line&gt;</text:placeholder></text:p>
            <text:p text:style-name="P26"><text:placeholder text:placeholder-type="text">&lt;@end&gt;</text:placeholder></text:p>
            <text:p text:style-name="P38"><text:placeholder text:placeholder-type="text">&lt;@if Issuer.PrintPostalCode&gt;</text:placeholder></text:p>
            <text:p text:style-name="P53"><text:placeholder text:placeholder-type="text">&lt;$Issuer.PostalCode&gt;</text:placeholder>, <text:span text:style-name="T8"><text:placeholder text:placeholder-type="text">&lt;$Issuer.City&gt;</text:placeholder></text:span></text:p>
            <text:p text:style-name="P23"><text:placeholder text:placeholder-type="text">&lt;@end&gt;</text:placeholder></text:p>
            <text:p text:style-name="P24"><text:placeholder text:placeholder-type="text">&lt;@if Issuer.PrintCity&gt;</text:placeholder></text:p>
            <text:p text:style-name="P28"><text:placeholder text:placeholder-type="text">&lt;$Issuer.City&gt;</text:placeholder></text:p>
            <text:p text:style-name="P23"><text:placeholder text:placeholder-type="text">&lt;@end&gt;</text:placeholder></text:p>
            <text:p text:style-name="P28"><text:placeholder text:placeholder-type="text">&lt;$Issuer.Country&gt;</text:placeholder></text:p>
          </table:table-cell>
          <table:table-cell table:style-name="Table5.A1" office:value-type="string">
            <text:p text:style-name="P58">IBAN:</text:p>
          </table:table-cell>
          <table:table-cell table:style-name="Table5.A1" office:value-type="string">
            <text:p text:style-name="P46"><text:placeholder text:placeholder-type="text">&lt;$Issuer.IBAN&gt;</text:placeholder></text:p>
          </table:table-cell>
          <table:table-cell table:style-name="Table5.A1" office:value-type="string">
            <text:p text:style-name="P58">Website:</text:p>
          </table:table-cell>
          <table:table-cell table:style-name="Table5.A1" office:value-type="string">
            <text:p text:style-name="P46"><text:placeholder text:placeholder-type="text">&lt;$Issuer.Website&gt;</text:placeholder></text:p>
          </table:table-cell>
        </table:table-row>
        <table:table-row table:style-name="Table5.1"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58">Swift/BIC:</text:p>
          </table:table-cell>
          <table:table-cell table:style-name="Table5.A1" office:value-type="string">
            <text:p text:style-name="P46"><text:placeholder text:placeholder-type="text">&lt;$Issuer.Swift&gt;</text:placeholder></text:p>
          </table:table-cell>
          <table:table-cell table:style-name="Table5.A1" office:value-type="string">
            <text:p text:style-name="P59">Tel:</text:p>
          </table:table-cell>
          <table:table-cell table:style-name="Table5.A1" office:value-type="string">
            <text:p text:style-name="P47"><text:placeholder text:placeholder-type="text">&lt;$Issuer.Telephone&gt;</text:placeholder></text:p>
          </table:table-cell>
        </table:table-row>
        <table:table-row table:style-name="Table5.1"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51"/>
            <text:p text:style-name="P22"/>
          </table:table-cell>
          <table:table-cell table:style-name="Table5.A4" office:value-type="string">
            <text:p text:style-name="P61">VAT no:</text:p>
          </table:table-cell>
          <table:table-cell table:style-name="Table5.A4" office:value-type="string">
            <text:p text:style-name="P51"><text:placeholder text:placeholder-type="text">&lt;$Issuer.TaxId&gt;</text:placeholder></text:p>
          </table:table-cell>
          <table:table-cell table:style-name="Table5.A4" office:value-type="string">
            <text:p text:style-name="P59"/>
          </table:table-cell>
          <table:table-cell table:style-name="Table5.A4" office:value-type="string">
            <text:p text:style-name="P47"/>
          </table:table-cell>
        </table:table-row>
      </table:table>
      <text:p text:style-name="P6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654523029136">
          <table:table-cell table:style-name="Table1.A1" office:value-type="string">
            <text:p text:style-name="P56">To:</text:p>
          </table:table-cell>
          <table:table-cell table:style-name="Table1.A1" office:value-type="string">
            <text:p text:style-name="P48"><text:placeholder text:placeholder-type="text">&lt;$Receiver.Name&gt;</text:placeholder>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56"><text:span text:style-name="T10">Quote</text:span> No:</text:p>
          </table:table-cell>
          <table:table-cell table:style-name="Table1.A1" office:value-type="string">
            <text:p text:style-name="P49"><text:placeholder text:placeholder-type="text">&lt;$Quote.Number&gt;</text:placeholder></text:p>
          </table:table-cell>
        </table:table-row>
        <table:table-row table:style-name="TableLine1654519608640">
          <table:table-cell table:style-name="Table1.A2" office:value-type="string">
            <text:p text:style-name="P57">Address:</text:p>
          </table:table-cell>
          <table:table-cell table:style-name="Table1.A2" office:value-type="string">
            <text:p text:style-name="P36"><text:placeholder text:placeholder-type="text">&lt;@for line Receiver.Address&gt;</text:placeholder></text:p>
            <text:p text:style-name="P34"><text:placeholder text:placeholder-type="text">&lt;$line&gt;</text:placeholder></text:p>
            <text:p text:style-name="P25"><text:placeholder text:placeholder-type="text">&lt;@end&gt;</text:placeholder></text:p>
            <text:p text:style-name="P38"><text:placeholder text:placeholder-type="text">&lt;@if Receiver.PrintPostalCode&gt;</text:placeholder></text:p>
            <text:p text:style-name="P53"><text:placeholder text:placeholder-type="text">&lt;$Receiver.PostalCode&gt;</text:placeholder>, <text:placeholder text:placeholder-type="text">&lt;$Receiver.City&gt;</text:placeholder></text:p>
            <text:p text:style-name="P24"><text:placeholder text:placeholder-type="text">&lt;@end&gt;</text:placeholder></text:p>
            <text:p text:style-name="P24"><text:placeholder text:placeholder-type="text">&lt;@if Receiver.PrintCity&gt;</text:placeholder></text:p>
            <text:p text:style-name="P53"><text:placeholder text:placeholder-type="text">&lt;$Receiver.City&gt;</text:placeholder></text:p>
            <text:p text:style-name="P24"><text:placeholder text:placeholder-type="text">&lt;@end&gt;</text:placeholder></text:p>
            <text:p text:style-name="P28"><text:placeholder text:placeholder-type="text">&lt;$Receiver.Country&gt;</text:placeholder>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37"/>
            <text:p text:style-name="P35"/>
            <text:p text:style-name="P26"/>
            <text:p text:style-name="P38"/>
            <text:p text:style-name="P53"/>
            <text:p text:style-name="P24"/>
            <text:p text:style-name="P24"/>
            <text:p text:style-name="P53"/>
            <text:p text:style-name="P24"/>
            <text:p text:style-name="P28"/>
          </table:table-cell>
          <table:table-cell table:style-name="Table1.A2" office:value-type="string">
            <text:p text:style-name="P56"><text:span text:style-name="T10">Quote</text:span> Date:</text:p>
          </table:table-cell>
          <table:table-cell table:style-name="Table1.A2" office:value-type="string">
            <text:p text:style-name="P50"><text:placeholder text:placeholder-type="text">&lt;$Quote.Date&gt;</text:placeholder></text:p>
          </table:table-cell>
        </table:table-row>
        <table:table-row table:style-name="TableLine1654519600288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0"/>
          </table:table-cell>
        </table:table-row>
        <table:table-row table:style-name="TableLine1654519600576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6">PO/REF No:</text:p>
          </table:table-cell>
          <table:table-cell table:style-name="Table1.A2" office:value-type="string">
            <text:p text:style-name="P50"><text:placeholder text:placeholder-type="text">&lt;$Quote.CustomerReference&gt;</text:placeholder></text:p>
          </table:table-cell>
        </table:table-row>
        <table:table-row table:style-name="TableLine1654519601440">
          <table:table-cell table:style-name="Table1.A2" office:value-type="string">
            <text:p text:style-name="P56">VAT no.:</text:p>
          </table:table-cell>
          <table:table-cell table:style-name="Table1.A2" office:value-type="string">
            <text:p text:style-name="P48"><text:bookmark-start text:name="__DdeLink__10218_1755309837"/><text:placeholder text:placeholder-type="text">&lt;$Receiver.TaxId&gt;</text:placeholder><text:bookmark-end text:name="__DdeLink__10218_1755309837"/>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44"/>
          </table:table-cell>
        </table:table-row>
        <table:table-row table:style-name="TableLine1654532001504">
          <table:table-cell table:style-name="Table1.A6" office:value-type="string">
            <text:p text:style-name="P56">Contact:</text:p>
          </table:table-cell>
          <table:table-cell table:style-name="Table1.A6" office:value-type="string">
            <text:p text:style-name="P48"><text:placeholder text:placeholder-type="text">&lt;$Receiver.Contact&gt;</text:placeholder></text:p>
          </table:table-cell>
          <table:table-cell table:style-name="Table1.A6" office:value-type="string">
            <text:p text:style-name="P56"/>
          </table:table-cell>
          <table:table-cell table:style-name="Table1.A6" office:value-type="string">
            <text:p text:style-name="P48"/>
          </table:table-cell>
          <table:table-cell table:style-name="Table1.A6" office:value-type="string">
            <text:p text:style-name="P56"/>
          </table:table-cell>
          <table:table-cell table:style-name="Table1.A6" office:value-type="string">
            <text:p text:style-name="P44"/>
          </table:table-cell>
        </table:table-row>
      </table:table>
      <text:p text:style-name="P9"/>
      <text:p text:style-name="P67"><text:span text:style-name="T2">Order</text:span><text:span text:style-name="T1"> Ref: </text:span><text:span text:style-name="T1"><text:placeholder text:placeholder-type="text">&lt;$Quote.Description&gt;</text:placeholder>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3">Reference</text:p>
          </table:table-cell>
          <table:table-cell table:style-name="Table2.A1" office:value-type="string">
            <text:p text:style-name="P63">Description</text:p>
          </table:table-cell>
          <table:table-cell table:style-name="Table2.C1" office:value-type="string">
            <text:p text:style-name="P62">Qty.</text:p>
          </table:table-cell>
          <table:table-cell table:style-name="Table2.C1" office:value-type="string">
            <text:p text:style-name="P62">Unit Price</text:p>
          </table:table-cell>
          <table:table-cell table:style-name="Table2.C1" office:value-type="string">
            <text:p text:style-name="P62">Total Amount</text:p>
          </table:table-cell>
        </table:table-row>
        <table:table-row table:style-name="Table2.2">
          <table:table-cell table:style-name="Table2.A2" office:value-type="string">
            <text:p text:style-name="P19"><text:placeholder text:placeholder-type="text">&lt;@for item QuoteItems&gt;</text:placeholder>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3">
          <table:table-cell table:style-name="Table2.A3" office:value-type="string">
            <text:p text:style-name="P20"><text:placeholder text:placeholder-type="text">&lt;$item.Reference&gt;</text:placeholder></text:p>
          </table:table-cell>
          <table:table-cell table:style-name="Table2.A3" office:value-type="string">
            <text:p text:style-name="P31"><text:placeholder text:placeholder-type="text">&lt;$item.Product&gt;</text:placeholder></text:p>
            <text:p text:style-name="P32"><text:placeholder text:placeholder-type="text">&lt;@for comment item.Comment&gt;</text:placeholder></text:p>
            <text:p text:style-name="P33"><text:placeholder text:placeholder-type="text">&lt;$comment&gt;</text:placeholder></text:p>
            <text:p text:style-name="P21"><text:placeholder text:placeholder-type="text">&lt;@end&gt;</text:placeholder></text:p>
          </table:table-cell>
          <table:table-cell table:style-name="Table2.A3" office:value-type="string">
            <text:p text:style-name="P39"><text:placeholder text:placeholder-type="text">&lt;$item.Quantity&gt;</text:placeholder></text:p>
          </table:table-cell>
          <table:table-cell table:style-name="Table2.A3" office:value-type="string">
            <text:p text:style-name="P39"><text:placeholder text:placeholder-type="text">&lt;$item.Price&gt;</text:placeholder></text:p>
          </table:table-cell>
          <table:table-cell table:style-name="Table2.A3" office:value-type="string">
            <text:p text:style-name="P39"><text:placeholder text:placeholder-type="text">&lt;$item.Amount&gt;</text:placeholder></text:p>
          </table:table-cell>
        </table:table-row>
        <table:table-row table:style-name="Table2.4">
          <table:table-cell table:style-name="Table2.A4" table:number-columns-spanned="5" office:value-type="string">
            <text:p text:style-name="P3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5" office:value-type="string">
            <text:p text:style-name="P31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1"><text:placeholder text:placeholder-type="text">&lt;$term.Name&gt;</text:placeholder><text:s/></text:p>
          </table:table-cell>
          <table:table-cell table:style-name="Table2.A3" table:number-columns-spanned="4" office:value-type="string">
            <text:p text:style-name="P40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 table:style-name="Table2.8">
          <table:table-cell table:style-name="Table2.A4" table:number-columns-spanned="5" office:value-type="string">
            <text:p text:style-name="P3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4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</table:table>
      <text:p text:style-name="P68"><draw:frame draw:style-name="fr2" draw:name="Frame1" text:anchor-type="char" svg:y="0.1201in" svg:width="3.3307in" style:rel-width="47%" draw:z-index="3"><draw:text-box fo:min-height="1.989in"><table:table table:name="Table8" table:style-name="Table8"><table:table-column table:style-name="Table8.A"/><table:table-column table:style-name="Table8.B"/><table:table-row table:style-name="TableLine1654532005536"><table:table-cell table:style-name="Table8.A1" office:value-type="string"><text:p text:style-name="P42"><text:span text:style-name="T3">Order</text:span> Subtotal</text:p></table:table-cell><table:table-cell table:style-name="Table8.A1" office:value-type="string"><text:p text:style-name="P29"><text:placeholder text:placeholder-type="text">&lt;$Quote.TotalExVat&gt;</text:placeholder></text:p></table:table-cell></table:table-row><table:table-row table:style-name="TableLine1654531999200"><table:table-cell table:style-name="Table8.A1" office:value-type="string"><text:p text:style-name="P43">VAT Charge<text:span text:style-name="T4"> </text:span><text:span text:style-name="T5">(%)</text:span></text:p></table:table-cell><table:table-cell table:style-name="Table8.A1" office:value-type="string"><text:p text:style-name="P29"><text:placeholder text:placeholder-type="text">&lt;$Quote.VatRate&gt;</text:placeholder></text:p></table:table-cell></table:table-row><table:table-row table:style-name="TableLine1654531995456"><table:table-cell table:style-name="Table8.A1" office:value-type="string"><text:p text:style-name="P66">Sales VAT</text:p></table:table-cell><table:table-cell table:style-name="Table8.A1" office:value-type="string"><text:p text:style-name="P29"><text:placeholder text:placeholder-type="text">&lt;$Quote.TotalVat&gt;</text:placeholder></text:p></table:table-cell></table:table-row><table:table-row table:style-name="TableLine1654532005824"><table:table-cell table:style-name="Table8.A1" office:value-type="string"><text:p text:style-name="P7"><text:placeholder text:placeholder-type="text">&lt;@IF Quote.PrintIrpf&gt;</text:placeholder></text:p></table:table-cell><table:table-cell table:style-name="Table8.A1" office:value-type="string"><text:p text:style-name="P3"/></table:table-cell></table:table-row><table:table-row table:style-name="TableLine1654532006112"><table:table-cell table:style-name="Table8.A1" office:value-type="string"><text:p text:style-name="P64"><text:span text:style-name="T6">IRPF </text:span>Charge<text:span text:style-name="T6"> </text:span><text:span text:style-name="T7">(%)</text:span></text:p></table:table-cell><table:table-cell table:style-name="Table8.A1" office:value-type="string"><text:p text:style-name="P30"><text:placeholder text:placeholder-type="text">&lt;$Quote.IrpfRate&gt;</text:placeholder></text:p></table:table-cell></table:table-row><table:table-row table:style-name="TableLine1654531996032"><table:table-cell table:style-name="Table8.A1" office:value-type="string"><text:p text:style-name="P65">IRPF</text:p></table:table-cell><table:table-cell table:style-name="Table8.A1" office:value-type="string"><text:p text:style-name="P29"><text:placeholder text:placeholder-type="text">&lt;$Quote.totalIrpf&gt;</text:placeholder></text:p></table:table-cell></table:table-row><table:table-row table:style-name="Table8.7"><table:table-cell table:style-name="Table8.A1" office:value-type="string"><text:p text:style-name="P8"><text:placeholder text:placeholder-type="text">&lt;@end&gt;</text:placeholder></text:p></table:table-cell><table:table-cell table:style-name="Table8.A1" office:value-type="string"><text:p text:style-name="P3"/></table:table-cell></table:table-row><table:table-row table:style-name="Table8.8"><table:table-cell table:style-name="Table8.A8" office:value-type="string"><text:p text:style-name="P16">TOTAL <text:span text:style-name="T9">QUOTE</text:span></text:p></table:table-cell><table:table-cell table:style-name="Table8.A8" office:value-type="string"><text:p text:style-name="P17"><text:placeholder text:placeholder-type="text">&lt;$Quote.GrandTotal&gt;</text:placeholder></text:p></table:table-cell></table:table-row></table:table><text:p text:style-name="P54"/></draw:text-box></draw:frame><draw:frame draw:style-name="fr1" draw:name="Frame11" text:anchor-type="char" svg:x="0in" svg:width="7.0083in" style:rel-width="99%" draw:z-index="4"><draw:text-box fo:min-height="0.6in"><table:table table:name="Table6" table:style-name="Table6"><table:table-column table:style-name="Table6.A"/><table:table-row table:style-name="TableLine1654532000640"><table:table-cell table:style-name="Table6.A1" office:value-type="string"><text:p text:style-name="P6">General Conditions upon request <text:placeholder text:placeholder-type="text">&lt;$Issuer.Name&gt;</text:placeholder></text:p></table:table-cell></table:table-row><table:table-row table:style-name="TableLine1654531991712"><table:table-cell table:style-name="Table6.A1" office:value-type="string"><text:p text:style-name="P5"/></table:table-cell></table:table-row><table:table-row table:style-name="TableLine1654532006688"><table:table-cell table:style-name="Table6.A1" office:value-type="string"><text:p text:style-name="P5"/></table:table-cell></table:table-row></table:table><text:p text:style-name="P54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5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bd9048" style:font-size-asian="5.25pt" style:font-size-complex="6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d90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d9048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d3e9a2" officeooo:paragraph-rsid="00d3e9a2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frame draw:style-name="Mfr2" draw:name="Logo" text:anchor-type="as-char" svg:width="1.4366in" svg:height="0.8272in" draw:z-index="1"><draw:image xlink:href="Pictures/10000001000001CF0000010B810FC21B518C41BD.png" xlink:type="simple" xlink:show="embed" xlink:actuate="onLoad" draw:mime-type="image/png"/></draw:frame></text:p>
            </table:table-cell>
            <table:table-cell table:style-name="Table3.B1" office:value-type="string">
              <table:table table:name="Table4" table:style-name="Table4">
                <table:table-column table:style-name="Table4.A"/>
                <table:table-column table:style-name="Table4.B"/>
                <table:table-row table:style-name="TableLine1654523019056">
                  <table:table-cell table:style-name="Table4.A1" office:value-type="string">
                    <text:p text:style-name="MP4"/>
                  </table:table-cell>
                  <table:table-cell table:style-name="Table4.A1" office:value-type="string">
                    <text:p text:style-name="MP5"/>
                  </table:table-cell>
                </table:table-row>
                <table:table-row table:style-name="Table4.2">
                  <table:table-cell table:style-name="Table4.A2" office:value-type="string">
                    <text:p text:style-name="MP6">QUOTE</text:p>
                  </table:table-cell>
                  <table:table-cell table:style-name="Table4.A2" office:value-type="string">
                    <text:p text:style-name="MP5"><text:placeholder text:placeholder-type="text">&lt;$Quote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7"/>
                  </table:table-cell>
                  <table:table-cell table:style-name="Table4.A2" office:value-type="string">
                    <text:p text:style-name="MP8"><draw:frame draw:style-name="Mfr3" draw:name="Barcode" text:anchor-type="as-char" svg:width="2.4398in" svg:height="0.3228in" draw:z-index="2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3"/>
            </table:table-cell>
          </table:table-row>
        </table:table>
        <text:p text:style-name="MP1"/>
      </style:header>
      <style:footer>
        <text:p text:style-name="Footer"><draw:frame draw:style-name="Mfr1" draw:name="Image4" text:anchor-type="paragraph" svg:width="8.2701in" svg:height="1.5799in" draw:z-index="0"><draw:image xlink:href="Pictures/10000000000009B1000001D932C73F88A1368FF2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10-10T13:18:17.655000000</dc:date>
    <meta:editing-duration>PT10H56M12S</meta:editing-duration>
    <meta:editing-cycles>145</meta:editing-cycles>
    <meta:generator>LibreOffice/7.3.2.2$Windows_X86_64 LibreOffice_project/49f2b1bff42cfccbd8f788c8dc32c1c309559be0</meta:generator>
    <meta:document-statistic meta:table-count="7" meta:image-count="3" meta:object-count="0" meta:page-count="1" meta:paragraph-count="88" meta:word-count="123" meta:character-count="1229" meta:non-whitespace-character-count="1191"/>
  </office:meta>
</office:document-meta>
</file>